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2">
      <style:text-properties fo:font-size="6pt" style:font-size-asian="5.25pt" style:font-size-complex="6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text-properties fo:font-size="6pt" style:font-size-asian="5.25pt" style:font-size-complex="6pt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text-properties fo:font-size="6pt" style:font-size-asian="5.25pt" style:font-size-complex="6pt"/>
    </style:style>
    <style:style style:name="P71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4">
      <style:text-properties fo:font-size="6pt" style:font-size-asian="5.25pt" style:font-size-complex="6pt"/>
    </style:style>
    <style:style style:name="P73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5">
      <style:text-properties fo:font-size="6pt" style:font-size-asian="5.25pt" style:font-size-complex="6pt"/>
    </style:style>
    <style:style style:name="P75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6" style:family="paragraph" style:parent-style-name="Text_20_body" style:list-style-name="L36">
      <style:text-properties fo:font-size="6pt" style:font-size-asian="5.25pt" style:font-size-complex="6pt"/>
    </style:style>
    <style:style style:name="P77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8" style:family="paragraph" style:parent-style-name="Text_20_body" style:list-style-name="L37">
      <style:text-properties fo:font-size="6pt" style:font-size-asian="5.25pt" style:font-size-complex="6pt"/>
    </style:style>
    <style:style style:name="P79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0" style:family="paragraph" style:parent-style-name="Text_20_body" style:list-style-name="L38">
      <style:text-properties fo:font-size="6pt" style:font-size-asian="5.25pt" style:font-size-complex="6pt"/>
    </style:style>
    <style:style style:name="P81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2" style:family="paragraph" style:parent-style-name="Text_20_body" style:list-style-name="L39">
      <style:text-properties fo:font-size="6pt" style:font-size-asian="5.25pt" style:font-size-complex="6pt"/>
    </style:style>
    <style:style style:name="P8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vestment Opportunity: RoboChef &amp; HOS Platform</text:h>
      <text:p text:style-name="P2"><text:span text:style-name="Strong_20_Emphasis">To:</text:span> Israeli Venture Capital Partners<text:line-break/><text:span text:style-name="Strong_20_Emphasis">From:</text:span> Meir Niv, Founder<text:line-break/><text:span text:style-name="Strong_20_Emphasis">Date:</text:span> November 18, 2025<text:line-break/><text:span text:style-name="Strong_20_Emphasis">Subject:</text:span> Seed Investment - RoboChef: First Application of Humanoid Operating System<text:line-break/><text:span text:style-name="Strong_20_Emphasis">Ask:</text:span> $8M Seed Round</text:p>
      <text:p text:style-name="P3"/>
      <text:h text:style-name="P4" text:outline-level="2">Opening: We're About to Repeat the Boston Dynamics Mistake</text:h>
      <text:p text:style-name="P2">In 2021, America sold Boston Dynamics - the world's most advanced robotics company - to a foreign consortium for $880 million. History will remember this as one of the greatest strategic blunders in technology.</text:p>
      <text:p text:style-name="P2"><text:span text:style-name="Strong_20_Emphasis">The pattern is repeating itself right now.</text:span></text:p>
      <text:p text:style-name="P2">While Israel possesses world-class robotics expertise (Rafael, IAI, Technion), China is aggressively establishing dominance in humanoid robotics. We have perhaps 18-24 months to establish Israel as a leader in the most critical technology platform of the next decade: <text:span text:style-name="Strong_20_Emphasis">the operating system for humanoid robots.</text:span></text:p>
      <text:p text:style-name="P2"><text:span text:style-name="Strong_20_Emphasis">I'm writing to you because Israel cannot afford to miss this opportunity twice.</text:span></text:p>
      <text:p text:style-name="P3"/>
      <text:h text:style-name="P4" text:outline-level="2">Who I Am: Proven Executor, Not Theorist</text:h>
      <text:p text:style-name="P2">I'm Meir Niv, a retired software/hardware engineer with 45+ years in technology. But unlike most engineers of my generation, I've mastered something critical: <text:span text:style-name="Strong_20_Emphasis">AI-native development</text:span> - the ability to direct AI systems to build complex software at 10x the speed of traditional methods.</text:p>
      <text:p text:style-name="P2"><text:span text:style-name="Strong_20_Emphasis">Proof? It's live right now.</text:span></text:p>
      <text:h text:style-name="P5" text:outline-level="3">AIMn Multi-Professor Auto-Trading System</text:h>
      <text:p text:style-name="P2">Live at: <text:span text:style-name="Strong_20_Emphasis">meirniv.pythonanywhere.com/orders</text:span></text:p>
      <text:p text:style-name="P2"><text:span text:style-name="Strong_20_Emphasis">Performance (Verified, Real-Time Data):</text:span></text:p>
      <text:list text:style-name="L1">
        <text:list-item>
          <text:p text:style-name="P6"><text:span text:style-name="Strong_20_Emphasis">200 completed trades</text:span> across stocks, crypto, and futures </text:p>
        </text:list-item>
        <text:list-item>
          <text:p text:style-name="P6"><text:span text:style-name="Strong_20_Emphasis">403% cumulative P&amp;L</text:span> ($4,038 profit) </text:p>
        </text:list-item>
        <text:list-item>
          <text:p text:style-name="P6"><text:span text:style-name="Strong_20_Emphasis">99% win rate</text:span> (only 2 small losses, both caught by safety mechanisms) </text:p>
        </text:list-item>
        <text:list-item>
          <text:p text:style-name="P6"><text:span text:style-name="Strong_20_Emphasis">Multi-market execution:</text:span> NYSE, NASDAQ, ALPACA, CME Futures, Gemini Crypto </text:p>
        </text:list-item>
        <text:list-item>
          <text:p text:style-name="P7"><text:span text:style-name="Strong_20_Emphasis">Operating TODAY:</text:span> Last trade executed hours ago </text:p>
        </text:list-item>
      </text:list>
      <text:p text:style-name="P2"><text:span text:style-name="Strong_20_Emphasis">The Critical Part:</text:span> This system was built using <text:span text:style-name="Strong_20_Emphasis">unoptimized parameters</text:span>. It's profitable "out of the box" without perfect tuning, which proves the methodology is fundamentally sound.</text:p>
      <text:p text:style-name="P2"><text:span text:style-name="Strong_20_Emphasis">Why This Matters:</text:span> I didn't just build a prototype. I built a production system handling real money across multiple markets with sophisticated risk management. The same AI-assisted development approach that made AIMn profitable will build RoboChef in 18 months instead of 5 years.</text:p>
      <text:p text:style-name="P3"/>
      <text:h text:style-name="P4" text:outline-level="2">The Opportunity: RoboChef → HOS Platform</text:h>
      <text:h text:style-name="P5" text:outline-level="3">Phase 1: RoboChef (Seed Round Focus)</text:h>
      <text:p text:style-name="P2"><text:span text:style-name="Strong_20_Emphasis">Provisional Patent Filed:</text:span> November 2025</text:p>
      <text:p text:style-name="P2"><text:span text:style-name="Strong_20_Emphasis">Core Innovation (Patentable):</text:span><text:line-break/>A humanoid robotic cooking system that <text:span text:style-name="Strong_20_Emphasis">requires encrypted authorization codes on all ingredients</text:span>. The system:</text:p>
      <text:list text:style-name="L2">
        <text:list-item>
          <text:p text:style-name="P8"><text:span text:style-name="Strong_20_Emphasis">Uses daily-rotating encryption keys</text:span> (like two-factor authentication for food) </text:p>
        </text:list-item>
        <text:list-item>
          <text:p text:style-name="P8"><text:span text:style-name="Strong_20_Emphasis">Rejects any ingredient without valid authorization code</text:span> </text:p>
        </text:list-item>
        <text:list-item>
          <text:p text:style-name="P8"><text:span text:style-name="Strong_20_Emphasis">Creates recurring revenue model</text:span> (ingredient suppliers must purchase codes) </text:p>
        </text:list-item>
        <text:list-item>
          <text:p text:style-name="P8"><text:span text:style-name="Strong_20_Emphasis">Ensures food safety and quality</text:span> (tamper-evident, blockchain-verified supply chain) </text:p>
        </text:list-item>
        <text:list-item>
          <text:p text:style-name="P9"><text:span text:style-name="Strong_20_Emphasis">Operates standard kitchen equipment</text:span> (no custom industrial machinery needed) </text:p>
        </text:list-item>
      </text:list>
      <text:p text:style-name="P2"><text:span text:style-name="Strong_20_Emphasis">Business Model:</text:span></text:p>
      <text:list text:style-name="L3">
        <text:list-item>
          <text:p text:style-name="P10"><text:span text:style-name="Strong_20_Emphasis">Hardware:</text:span> Sell/lease humanoid chef units (Personal, Family, Restaurant sizes) </text:p>
        </text:list-item>
        <text:list-item>
          <text:p text:style-name="P10"><text:span text:style-name="Strong_20_Emphasis">Recurring Revenue:</text:span> Ingredient capsule sales with encrypted authorization codes </text:p>
        </text:list-item>
        <text:list-item>
          <text:p text:style-name="P10"><text:span text:style-name="Strong_20_Emphasis">Subscription:</text:span> Premium recipes, chef-branded dishes, dietary customization </text:p>
        </text:list-item>
        <text:list-item>
          <text:p text:style-name="P11"><text:span text:style-name="Strong_20_Emphasis">Platform Fees:</text:span> Third-party ingredient vendors pay for authorization codes </text:p>
        </text:list-item>
      </text:list>
      <text:p text:style-name="P2"><text:span text:style-name="Strong_20_Emphasis">Why RoboChef First:</text:span></text:p>
      <text:list text:style-name="L4">
        <text:list-item>
          <text:p text:style-name="P12">Clear market need (restaurants face chronic labor shortages) </text:p>
        </text:list-item>
        <text:list-item>
          <text:p text:style-name="P12">Concrete revenue model (hardware + consumables like Keurig, but for full meals) </text:p>
        </text:list-item>
        <text:list-item>
          <text:p text:style-name="P12">Proves humanoid capability (if it can cook, it can do anything) </text:p>
        </text:list-item>
        <text:list-item>
          <text:p text:style-name="P13">Foundation for HOS platform (cooking uses all core capabilities) </text:p>
        </text:list-item>
      </text:list>
      <text:h text:style-name="P5" text:outline-level="3"><text:soft-page-break/>Phase 2: HOS - Humanoid Operating System Platform</text:h>
      <text:p text:style-name="P2">RoboChef is the <text:span text:style-name="Strong_20_Emphasis">proof of concept</text:span> for something much bigger: <text:span text:style-name="Strong_20_Emphasis">HOS (Humanoid Operating System)</text:span> - the Android/iOS of robotics.</text:p>
      <text:p text:style-name="P2"><text:span text:style-name="Strong_20_Emphasis">The Vision:</text:span><text:line-break/>Just as Android works on thousands of different smartphones, <text:span text:style-name="Strong_20_Emphasis">HOS will work on every humanoid robot</text:span> - Tesla Optimus, Figure 01, Chinese manufacturers, future designs.</text:p>
      <text:p text:style-name="P2"><text:span text:style-name="Strong_20_Emphasis">Why Israel Should Lead HOS Development:</text:span></text:p>
      <text:list text:style-name="L5">
        <text:list-item>
          <text:p text:style-name="P14"><text:span text:style-name="Strong_20_Emphasis">National Security Imperative</text:span></text:p>
          <text:list>
            <text:list-item>
              <text:p text:style-name="P15">Humanoid infantry will replace human soldiers in dangerous operations </text:p>
            </text:list-item>
            <text:list-item>
              <text:p text:style-name="P15">Border security (Gaza, Lebanon, Syria) - humanoids patrol 24/7 without fatigue </text:p>
            </text:list-item>
            <text:list-item>
              <text:p text:style-name="P15">Urban warfare - operates in environments too dangerous for IDF soldiers </text:p>
            </text:list-item>
            <text:list-item>
              <text:p text:style-name="P15">Explosive ordnance disposal - zero casualties </text:p>
            </text:list-item>
          </text:list>
        </text:list-item>
        <text:list-item>
          <text:p text:style-name="P14"><text:span text:style-name="Strong_20_Emphasis">Strategic Advantage</text:span></text:p>
          <text:list>
            <text:list-item>
              <text:p text:style-name="P15">Small population requires force multipliers </text:p>
            </text:list-item>
            <text:list-item>
              <text:p text:style-name="P15">World-class AI/robotics expertise (Technion, Weizmann, Hebrew University) </text:p>
            </text:list-item>
            <text:list-item>
              <text:p text:style-name="P15">Proven defense innovation (Iron Dome, Rafael, IAI) </text:p>
            </text:list-item>
            <text:list-item>
              <text:p text:style-name="P15">Strong US alliance (access to American markets, coordination) </text:p>
            </text:list-item>
          </text:list>
        </text:list-item>
        <text:list-item>
          <text:p text:style-name="P14"><text:span text:style-name="Strong_20_Emphasis">Economic Opportunity</text:span></text:p>
          <text:list>
            <text:list-item>
              <text:p text:style-name="P15">Platform economics: OS layer captures 80% of ecosystem value </text:p>
            </text:list-item>
            <text:list-item>
              <text:p text:style-name="P15">Hardware commoditizes (manufacturers compete on price) </text:p>
            </text:list-item>
            <text:list-item>
              <text:p text:style-name="P14">Israel positions as "robotics platform leader" (like Mobileye for autonomous vehicles) </text:p>
            </text:list-item>
          </text:list>
        </text:list-item>
      </text:list>
      <text:p text:style-name="P2"><text:span text:style-name="Strong_20_Emphasis">The Market:</text:span></text:p>
      <text:list text:style-name="L6">
        <text:list-item>
          <text:p text:style-name="P16"><text:span text:style-name="Strong_20_Emphasis">2025-2030:</text:span> Military/Industrial - $40-160B market </text:p>
        </text:list-item>
        <text:list-item>
          <text:p text:style-name="P16"><text:span text:style-name="Strong_20_Emphasis">2030-2035:</text:span> Commercial Services - $600B-1.6T market </text:p>
        </text:list-item>
        <text:list-item>
          <text:p text:style-name="P17"><text:span text:style-name="Strong_20_Emphasis">2035-2040:</text:span> Consumer Mass Market - $2.25-6T market </text:p>
        </text:list-item>
      </text:list>
      <text:p text:style-name="P2"><text:span text:style-name="Strong_20_Emphasis">HOS Revenue Model:</text:span></text:p>
      <text:list text:style-name="L7">
        <text:list-item>
          <text:p text:style-name="P18">Per-unit licensing ($500-2,000 per humanoid) </text:p>
        </text:list-item>
        <text:list-item>
          <text:p text:style-name="P18">App store revenue share (30% of all skills/applications) </text:p>
        </text:list-item>
        <text:list-item>
          <text:p text:style-name="P18">Enterprise support (annual licensing for business deployments) </text:p>
        </text:list-item>
        <text:list-item>
          <text:p text:style-name="P19">Cloud services (AI updates, remote monitoring, fleet management) </text:p>
        </text:list-item>
      </text:list>
      <text:p text:style-name="P3"/>
      <text:h text:style-name="P4" text:outline-level="2">Why Now? The Window Is Closing</text:h>
      <text:p text:style-name="P2"><text:span text:style-name="Strong_20_Emphasis">China's Humanoid Companies:</text:span></text:p>
      <text:list text:style-name="L8">
        <text:list-item>
          <text:p text:style-name="P20">Unitree (H1 humanoid - $90,000, shipping now) </text:p>
        </text:list-item>
        <text:list-item>
          <text:p text:style-name="P20">UBTECH (Walker S - consumer humanoid, mass production) </text:p>
        </text:list-item>
        <text:list-item>
          <text:p text:style-name="P21">Multiple others backed by massive government funding </text:p>
        </text:list-item>
      </text:list>
      <text:p text:style-name="P2"><text:span text:style-name="Strong_20_Emphasis">US Efforts:</text:span></text:p>
      <text:list text:style-name="L9">
        <text:list-item>
          <text:p text:style-name="P22">Tesla Optimus (Elon Musk: "Will be bigger than Tesla's car business") </text:p>
        </text:list-item>
        <text:list-item>
          <text:p text:style-name="P22">Figure AI ($2.6B valuation, OpenAI partnership) </text:p>
        </text:list-item>
        <text:list-item>
          <text:p text:style-name="P23">Boston Dynamics (now foreign-owned) </text:p>
        </text:list-item>
      </text:list>
      <text:p text:style-name="P2"><text:span text:style-name="Strong_20_Emphasis">Israel's Position:</text:span></text:p>
      <text:list text:style-name="L10">
        <text:list-item>
          <text:p text:style-name="P24">World-class robotics capability (demonstrated by defense industry) </text:p>
        </text:list-item>
        <text:list-item>
          <text:p text:style-name="P24">Critical national security need (force multiplication) </text:p>
        </text:list-item>
        <text:list-item>
          <text:p text:style-name="P24">Strong AI/software expertise </text:p>
        </text:list-item>
        <text:list-item>
          <text:p text:style-name="P25"><text:span text:style-name="Strong_20_Emphasis">Missing: A coordinated platform play</text:span> </text:p>
        </text:list-item>
      </text:list>
      <text:p text:style-name="P2"><text:span text:style-name="Strong_20_Emphasis">The First-Mover Advantage:</text:span><text:line-break/>Like Windows and Android, the first widely-adopted humanoid OS becomes the standard. Network effects lock it in. <text:span text:style-name="Strong_20_Emphasis">We have 18-24 months maximum before the market decides.</text:span></text:p>
      <text:p text:style-name="P3"/>
      <text:h text:style-name="P4" text:outline-level="2">The Investment: $8M Seed Round</text:h>
      <text:h text:style-name="P5" text:outline-level="3">Use of Funds (18-Month Runway)</text:h>
      <text:p text:style-name="P2"><text:span text:style-name="Strong_20_Emphasis">Hardware &amp; Prototyping: $3M</text:span></text:p>
      <text:list text:style-name="L11">
        <text:list-item>
          <text:p text:style-name="P26">3 functional RoboChef prototypes </text:p>
        </text:list-item>
        <text:list-item>
          <text:p text:style-name="P26">Sensor suite integration (vision, thermal, chemical, tactile) </text:p>
        </text:list-item>
        <text:list-item>
          <text:p text:style-name="P26">Humanoid platform (partner with existing manufacturer or build custom) </text:p>
        </text:list-item>
        <text:list-item>
          <text:p text:style-name="P27">Kitchen testing facility </text:p>
        </text:list-item>
      </text:list>
      <text:p text:style-name="P2"><text:span text:style-name="Strong_20_Emphasis">Team: $2M</text:span></text:p>
      <text:list text:style-name="L12">
        <text:list-item>
          <text:p text:style-name="P28">CTO (robotics + IDF officer background) </text:p>
        </text:list-item>
        <text:list-item>
          <text:p text:style-name="P28">5-7 robotics engineers (locomotion, manipulation, sensors) </text:p>
        </text:list-item>
        <text:list-item>
          <text:p text:style-name="P28">3-4 AI/ML engineers (vision, planning, learning) </text:p>
        </text:list-item>
        <text:list-item>
          <text:p text:style-name="P28">2 food scientists (recipe development, safety protocols) </text:p>
        </text:list-item>
        <text:list-item>
          <text:p text:style-name="P29"><text:soft-page-break/>Head of HR (my granddaughter - experienced talent acquisition) </text:p>
        </text:list-item>
      </text:list>
      <text:p text:style-name="P2"><text:span text:style-name="Strong_20_Emphasis">Pilot Deployments: $2M</text:span></text:p>
      <text:list text:style-name="L13">
        <text:list-item>
          <text:p text:style-name="P30">3 restaurant partnerships (Tel Aviv, Jerusalem, Haifa) </text:p>
        </text:list-item>
        <text:list-item>
          <text:p text:style-name="P30">On-site support and iteration </text:p>
        </text:list-item>
        <text:list-item>
          <text:p text:style-name="P30">Data collection and ML training </text:p>
        </text:list-item>
        <text:list-item>
          <text:p text:style-name="P31">Ingredient supplier partnerships </text:p>
        </text:list-item>
      </text:list>
      <text:p text:style-name="P2"><text:span text:style-name="Strong_20_Emphasis">Operations: $1M</text:span></text:p>
      <text:list text:style-name="L14">
        <text:list-item>
          <text:p text:style-name="P32">Legal (patent prosecution, IP protection) </text:p>
        </text:list-item>
        <text:list-item>
          <text:p text:style-name="P32">Facilities (lab space, testing kitchen) </text:p>
        </text:list-item>
        <text:list-item>
          <text:p text:style-name="P32">Business development (restaurant partnerships, supplier agreements) </text:p>
        </text:list-item>
        <text:list-item>
          <text:p text:style-name="P33">Marketing (proof-of-concept demonstrations) </text:p>
        </text:list-item>
      </text:list>
      <text:h text:style-name="P5" text:outline-level="3">Milestones (18 Months)</text:h>
      <text:p text:style-name="P2"><text:span text:style-name="Strong_20_Emphasis">Month 6:</text:span></text:p>
      <text:list text:style-name="L15">
        <text:list-item>
          <text:p text:style-name="P34">Functional prototype cooking 5 basic dishes </text:p>
        </text:list-item>
        <text:list-item>
          <text:p text:style-name="P34">Encrypted ingredient system operational </text:p>
        </text:list-item>
        <text:list-item>
          <text:p text:style-name="P35">First restaurant pilot agreement signed </text:p>
        </text:list-item>
      </text:list>
      <text:p text:style-name="P2"><text:span text:style-name="Strong_20_Emphasis">Month 12:</text:span></text:p>
      <text:list text:style-name="L16">
        <text:list-item>
          <text:p text:style-name="P36">3 prototypes deployed in test restaurants </text:p>
        </text:list-item>
        <text:list-item>
          <text:p text:style-name="P36">20+ dishes in recipe library </text:p>
        </text:list-item>
        <text:list-item>
          <text:p text:style-name="P36">Positive unit economics demonstrated </text:p>
        </text:list-item>
        <text:list-item>
          <text:p text:style-name="P37">Series A preparation begins </text:p>
        </text:list-item>
      </text:list>
      <text:p text:style-name="P2"><text:span text:style-name="Strong_20_Emphasis">Month 18:</text:span></text:p>
      <text:list text:style-name="L17">
        <text:list-item>
          <text:p text:style-name="P38">10 restaurants interested in deployment </text:p>
        </text:list-item>
        <text:list-item>
          <text:p text:style-name="P38">$500K+ in ingredient revenue (recurring) </text:p>
        </text:list-item>
        <text:list-item>
          <text:p text:style-name="P38">HOS architecture designed and documented </text:p>
        </text:list-item>
        <text:list-item>
          <text:p text:style-name="P39">Series A close ($20-50M for HOS platform development) </text:p>
        </text:list-item>
      </text:list>
      <text:p text:style-name="P3"/>
      <text:h text:style-name="P4" text:outline-level="2">Team Strategy: IDF Leadership Model</text:h>
      <text:p text:style-name="P2"><text:span text:style-name="Strong_20_Emphasis">My Role: Founder/CEO</text:span></text:p>
      <text:list text:style-name="L18">
        <text:list-item>
          <text:p text:style-name="P40">Vision and strategy </text:p>
        </text:list-item>
        <text:list-item>
          <text:p text:style-name="P40">AI-native development methodology </text:p>
        </text:list-item>
        <text:list-item>
          <text:p text:style-name="P40">Investor and partnership relationships </text:p>
        </text:list-item>
        <text:list-item>
          <text:p text:style-name="P41">Proven execution (AIMn system demonstrates capability) </text:p>
        </text:list-item>
      </text:list>
      <text:p text:style-name="P2"><text:span text:style-name="Strong_20_Emphasis">Key Hire: CTO (Former IDF Officer)</text:span></text:p>
      <text:list text:style-name="L19">
        <text:list-item>
          <text:p text:style-name="P42"><text:span text:style-name="Strong_20_Emphasis">Critical requirement:</text:span> Loved by subordinates, not just respected by superiors </text:p>
        </text:list-item>
        <text:list-item>
          <text:p text:style-name="P42">Combat leadership experience (handles pressure, makes decisions) </text:p>
        </text:list-item>
        <text:list-item>
          <text:p text:style-name="P42">Technical background (robotics, software, systems integration) </text:p>
        </text:list-item>
        <text:list-item>
          <text:p text:style-name="P43">Mission-focused execution (delivers without excuses) </text:p>
        </text:list-item>
      </text:list>
      <text:p text:style-name="P2"><text:span text:style-name="Strong_20_Emphasis">Why IDF Officers:</text:span></text:p>
      <text:p text:style-name="P2">Israeli military officers have a <text:span text:style-name="Strong_20_Emphasis">proven track record</text:span> in tech startups:</text:p>
      <text:list text:style-name="L20">
        <text:list-item>
          <text:p text:style-name="P44"><text:span text:style-name="Strong_20_Emphasis">Check Point:</text:span> Gil Shwed (IDF Unit 8200) </text:p>
        </text:list-item>
        <text:list-item>
          <text:p text:style-name="P44"><text:span text:style-name="Strong_20_Emphasis">Waze:</text:span> Uri Levine (IDF officer) </text:p>
        </text:list-item>
        <text:list-item>
          <text:p text:style-name="P44"><text:span text:style-name="Strong_20_Emphasis">CyberArk:</text:span> Udi Mokady (IDF) </text:p>
        </text:list-item>
        <text:list-item>
          <text:p text:style-name="P45"><text:span text:style-name="Strong_20_Emphasis">Mobileye:</text:span> Amnon Shashua (IDF connections) </text:p>
        </text:list-item>
      </text:list>
      <text:p text:style-name="P2"><text:span text:style-name="Strong_20_Emphasis">The Model:</text:span></text:p>
      <text:list text:style-name="L21">
        <text:list-item>
          <text:p text:style-name="P46">Build a mission-driven organization (not just a company) </text:p>
        </text:list-item>
        <text:list-item>
          <text:p text:style-name="P46">Recruit leaders who earned loyalty through competence </text:p>
        </text:list-item>
        <text:list-item>
          <text:p text:style-name="P46">Execute with urgency and discipline </text:p>
        </text:list-item>
        <text:list-item>
          <text:p text:style-name="P47">Iterate based on field data (like military after-action reviews) </text:p>
        </text:list-item>
      </text:list>
      <text:p text:style-name="P2"><text:span text:style-name="Strong_20_Emphasis">Head of HR: My Granddaughter</text:span></text:p>
      <text:list text:style-name="L22">
        <text:list-item>
          <text:p text:style-name="P48">Experienced talent acquisition professional </text:p>
        </text:list-item>
        <text:list-item>
          <text:p text:style-name="P48">Builds team, manages culture, attracts top talent </text:p>
        </text:list-item>
        <text:list-item>
          <text:p text:style-name="P49">Critical for scaling (most startups fail on talent, not technology) </text:p>
        </text:list-item>
      </text:list>
      <text:p text:style-name="P3"/>
      <text:h text:style-name="P4" text:outline-level="2"><text:soft-page-break/>Competitive Advantage: Why We'll Win</text:h>
      <text:h text:style-name="P5" text:outline-level="3">1. Encrypted Ingredient Authorization (Patent Protected)</text:h>
      <text:p text:style-name="P2"><text:span text:style-name="Strong_20_Emphasis">No competitor has this.</text:span> Everyone else is building:</text:p>
      <text:list text:style-name="L23">
        <text:list-item>
          <text:p text:style-name="P50">"Robot that cooks" (hardware focus, no business model) </text:p>
        </text:list-item>
        <text:list-item>
          <text:p text:style-name="P50">"Smart kitchen appliance" (limited capability, not humanoid) </text:p>
        </text:list-item>
        <text:list-item>
          <text:p text:style-name="P51">"Recipe AI" (software only, no physical execution) </text:p>
        </text:list-item>
      </text:list>
      <text:p text:style-name="P2"><text:span text:style-name="Strong_20_Emphasis">We're building:</text:span> Hardware + Software + <text:span text:style-name="Strong_20_Emphasis">Recurring Revenue Business Model</text:span></text:p>
      <text:p text:style-name="P2">The encrypted ingredient system creates:</text:p>
      <text:list text:style-name="L24">
        <text:list-item>
          <text:p text:style-name="P52"><text:span text:style-name="Strong_20_Emphasis">Moat:</text:span> Can't be easily copied (patent protected) </text:p>
        </text:list-item>
        <text:list-item>
          <text:p text:style-name="P52"><text:span text:style-name="Strong_20_Emphasis">Revenue:</text:span> Recurring ingredient sales, not just hardware </text:p>
        </text:list-item>
        <text:list-item>
          <text:p text:style-name="P52"><text:span text:style-name="Strong_20_Emphasis">Quality Control:</text:span> Ensures consistent food safety </text:p>
        </text:list-item>
        <text:list-item>
          <text:p text:style-name="P53"><text:span text:style-name="Strong_20_Emphasis">Network Effects:</text:span> More ingredient suppliers → more recipes → more customers </text:p>
        </text:list-item>
      </text:list>
      <text:h text:style-name="P5" text:outline-level="3">2. AI-Native Development (10x Speed Advantage)</text:h>
      <text:p text:style-name="P2"><text:span text:style-name="Strong_20_Emphasis">Traditional robotics development:</text:span></text:p>
      <text:list text:style-name="L25">
        <text:list-item>
          <text:p text:style-name="P54">Write code manually </text:p>
        </text:list-item>
        <text:list-item>
          <text:p text:style-name="P54">Test on hardware (slow, expensive) </text:p>
        </text:list-item>
        <text:list-item>
          <text:p text:style-name="P54">Debug and iterate (months per feature) </text:p>
        </text:list-item>
        <text:list-item>
          <text:p text:style-name="P55">5-7 years from concept to market </text:p>
        </text:list-item>
      </text:list>
      <text:p text:style-name="P2"><text:span text:style-name="Strong_20_Emphasis">My AI-assisted approach (proven with AIMn):</text:span></text:p>
      <text:list text:style-name="L26">
        <text:list-item>
          <text:p text:style-name="P56">AI generates code, I direct strategy </text:p>
        </text:list-item>
        <text:list-item>
          <text:p text:style-name="P56">Rapid prototyping and iteration </text:p>
        </text:list-item>
        <text:list-item>
          <text:p text:style-name="P56">Real-world testing with fast feedback loops </text:p>
        </text:list-item>
        <text:list-item>
          <text:p text:style-name="P57"><text:span text:style-name="Strong_20_Emphasis">18 months from concept to market</text:span> </text:p>
        </text:list-item>
      </text:list>
      <text:p text:style-name="P2"><text:span text:style-name="Strong_20_Emphasis">This speed advantage is decisive</text:span> in a race to establish the platform standard.</text:p>
      <text:h text:style-name="P5" text:outline-level="3">3. Platform Play (Not Just Product)</text:h>
      <text:p text:style-name="P2"><text:span text:style-name="Strong_20_Emphasis">Hardware companies (low margin):</text:span></text:p>
      <text:list text:style-name="L27">
        <text:list-item>
          <text:p text:style-name="P58">Build one product </text:p>
        </text:list-item>
        <text:list-item>
          <text:p text:style-name="P58">Compete on features and price </text:p>
        </text:list-item>
        <text:list-item>
          <text:p text:style-name="P58">Margins: 10-20% </text:p>
        </text:list-item>
        <text:list-item>
          <text:p text:style-name="P59">Valuation: 1-2x revenue </text:p>
        </text:list-item>
      </text:list>
      <text:p text:style-name="P2"><text:span text:style-name="Strong_20_Emphasis">Platform companies (high margin):</text:span></text:p>
      <text:list text:style-name="L28">
        <text:list-item>
          <text:p text:style-name="P60">Enable ecosystem </text:p>
        </text:list-item>
        <text:list-item>
          <text:p text:style-name="P60">Capture value from all participants </text:p>
        </text:list-item>
        <text:list-item>
          <text:p text:style-name="P60">Margins: 60-80% </text:p>
        </text:list-item>
        <text:list-item>
          <text:p text:style-name="P61">Valuation: 10-50x revenue </text:p>
        </text:list-item>
      </text:list>
      <text:p text:style-name="P2"><text:span text:style-name="Strong_20_Emphasis">Examples:</text:span></text:p>
      <text:list text:style-name="L29">
        <text:list-item>
          <text:p text:style-name="P62">Microsoft (OS platform) &gt; Dell (PC hardware) </text:p>
        </text:list-item>
        <text:list-item>
          <text:p text:style-name="P62">Google (Android OS) &gt; Samsung (phone hardware) </text:p>
        </text:list-item>
        <text:list-item>
          <text:p text:style-name="P63"><text:span text:style-name="Strong_20_Emphasis">HOS (humanoid OS) &gt; Tesla/Figure (humanoid hardware)</text:span> </text:p>
        </text:list-item>
      </text:list>
      <text:h text:style-name="P5" text:outline-level="3">4. Israel-Specific Advantages</text:h>
      <text:p text:style-name="P2"><text:span text:style-name="Strong_20_Emphasis">Talent Pool:</text:span></text:p>
      <text:list text:style-name="L30">
        <text:list-item>
          <text:p text:style-name="P64">IDF produces world-class engineers (Unit 8200, elite tech units) </text:p>
        </text:list-item>
        <text:list-item>
          <text:p text:style-name="P64">Technion/Weizmann AI research (among world's best) </text:p>
        </text:list-item>
        <text:list-item>
          <text:p text:style-name="P65">Startup ecosystem (Tel Aviv is "Startup Nation") </text:p>
        </text:list-item>
      </text:list>
      <text:p text:style-name="P2"><text:span text:style-name="Strong_20_Emphasis">Government Support:</text:span></text:p>
      <text:list text:style-name="L31">
        <text:list-item>
          <text:p text:style-name="P66">Defense applications = guaranteed funding (Ministry of Defense interest) </text:p>
        </text:list-item>
        <text:list-item>
          <text:p text:style-name="P66">Innovation Authority grants (R&amp;D support) </text:p>
        </text:list-item>
        <text:list-item>
          <text:p text:style-name="P67">National security priority (force multiplication for IDF) </text:p>
        </text:list-item>
      </text:list>
      <text:p text:style-name="P2"><text:span text:style-name="Strong_20_Emphasis">Market Access:</text:span></text:p>
      <text:list text:style-name="L32">
        <text:list-item>
          <text:p text:style-name="P68">US alliance (defense partnerships, market access) </text:p>
        </text:list-item>
        <text:list-item>
          <text:p text:style-name="P68">European relationships (NATO standardization potential) </text:p>
        </text:list-item>
        <text:list-item>
          <text:p text:style-name="P69">Credibility advantage (Israeli tech = quality and security) </text:p>
        </text:list-item>
      </text:list>
      <text:p text:style-name="P3"/>
      <text:h text:style-name="P4" text:outline-level="2"><text:soft-page-break/>Risk Analysis &amp; Mitigation</text:h>
      <text:h text:style-name="P5" text:outline-level="3">Technical Risks</text:h>
      <text:p text:style-name="P2"><text:span text:style-name="Strong_20_Emphasis">Risk:</text:span> Humanoid manipulation is extremely difficult<text:line-break/><text:span text:style-name="Strong_20_Emphasis">Mitigation:</text:span> Partner with existing humanoid manufacturers (Tesla, Figure, Unitree), focus on software/OS layer initially</text:p>
      <text:p text:style-name="P2"><text:span text:style-name="Strong_20_Emphasis">Risk:</text:span> Food safety regulations could block deployment<text:line-break/><text:span text:style-name="Strong_20_Emphasis">Mitigation:</text:span> Start with ingredient prep (low regulatory burden), pilot with willing restaurant partners, work with health authorities proactively</text:p>
      <text:p text:style-name="P2"><text:span text:style-name="Strong_20_Emphasis">Risk:</text:span> AI/ML models not accurate enough for cooking<text:line-break/><text:span text:style-name="Strong_20_Emphasis">Mitigation:</text:span> Proven approach (AIMn shows AI methodology works), start with simple dishes, iterate based on data</text:p>
      <text:h text:style-name="P5" text:outline-level="3">Market Risks</text:h>
      <text:p text:style-name="P2"><text:span text:style-name="Strong_20_Emphasis">Risk:</text:span> Restaurants won't adopt (cost, unfamiliarity, labor concerns)<text:line-break/><text:span text:style-name="Strong_20_Emphasis">Mitigation:</text:span> Target high-end establishments first (they'll pay premium for consistency), position as "sous chef" not replacement, demonstrate unit economics</text:p>
      <text:p text:style-name="P2"><text:span text:style-name="Strong_20_Emphasis">Risk:</text:span> Competing standard emerges (Chinese OS, Tesla proprietary)<text:line-break/><text:span text:style-name="Strong_20_Emphasis">Mitigation:</text:span> Fast execution (18 months to market), Israeli government backing, open ecosystem (vs. closed competitors)</text:p>
      <text:p text:style-name="P2"><text:span text:style-name="Strong_20_Emphasis">Risk:</text:span> Market develops slower than projected<text:line-break/><text:span text:style-name="Strong_20_Emphasis">Mitigation:</text:span> Focus on RoboChef revenue (real business, not just platform speculation), military applications provide guaranteed demand</text:p>
      <text:h text:style-name="P5" text:outline-level="3">Execution Risks</text:h>
      <text:p text:style-name="P2"><text:span text:style-name="Strong_20_Emphasis">Risk:</text:span> Can't recruit top talent<text:line-break/><text:span text:style-name="Strong_20_Emphasis">Mitigation:</text:span> IDF network (strong recruiting pipeline), competitive compensation, mission-driven culture, my granddaughter's HR expertise</text:p>
      <text:p text:style-name="P2"><text:span text:style-name="Strong_20_Emphasis">Risk:</text:span> Founder age concerns<text:line-break/><text:span text:style-name="Strong_20_Emphasis">Mitigation:</text:span> Young CTO for day-to-day execution, my role is strategic vision and AI-native methodology (which I've proven with AIMn), strong health (blood tests in green, gym 3-4 hours/week)</text:p>
      <text:p text:style-name="P2"><text:span text:style-name="Strong_20_Emphasis">Risk:</text:span> Insufficient funding<text:line-break/><text:span text:style-name="Strong_20_Emphasis">Mitigation:</text:span> $8M seed is realistic for RoboChef prototype and pilots, Series A will be easier with proof (like AIMn made this seed round credible)</text:p>
      <text:p text:style-name="P3"/>
      <text:h text:style-name="P4" text:outline-level="2">Why This Is Israel's Opportunity</text:h>
      <text:h text:style-name="P5" text:outline-level="3">The Strategic Context</text:h>
      <text:p text:style-name="P2"><text:span text:style-name="Strong_20_Emphasis">Israel faces three converging realities:</text:span></text:p>
      <text:list text:style-name="L33">
        <text:list-item>
          <text:p text:style-name="P70"><text:span text:style-name="Strong_20_Emphasis">Security Imperative:</text:span> Small population requires force multipliers. Humanoid infantry could revolutionize IDF capabilities in urban warfare, border security, and dangerous operations.</text:p>
        </text:list-item>
        <text:list-item>
          <text:p text:style-name="P70"><text:span text:style-name="Strong_20_Emphasis">Technology Leadership:</text:span> Israel punches above its weight in defense tech (Iron Dome), autonomous vehicles (Mobileye), cybersecurity (Check Point, CyberArk). Humanoid robotics is the natural next domain.</text:p>
        </text:list-item>
        <text:list-item>
          <text:p text:style-name="P70"><text:span text:style-name="Strong_20_Emphasis">Economic Future:</text:span> As China rises in manufacturing and the US leads in software platforms, Israel needs differentiated positioning. HOS could be that platform - "the Android of humanoids, made in Israel."</text:p>
        </text:list-item>
      </text:list>
      <text:h text:style-name="P5" text:outline-level="3">The Boston Dynamics Lesson</text:h>
      <text:p text:style-name="P2">When SoftBank sold Boston Dynamics to Hyundai for $880M, they sold:</text:p>
      <text:list text:style-name="L34">
        <text:list-item>
          <text:p text:style-name="P71">Decades of robotics R&amp;D </text:p>
        </text:list-item>
        <text:list-item>
          <text:p text:style-name="P71">World's best bipedal locomotion </text:p>
        </text:list-item>
        <text:list-item>
          <text:p text:style-name="P71">Atlas humanoid (most advanced in existence) </text:p>
        </text:list-item>
        <text:list-item>
          <text:p text:style-name="P72">Team of top robotics engineers </text:p>
        </text:list-item>
      </text:list>
      <text:p text:style-name="P2"><text:span text:style-name="Strong_20_Emphasis">For less than the cost of a single tech unicorn.</text:span></text:p>
      <text:p text:style-name="P2"><text:span text:style-name="Strong_20_Emphasis">Israel should have bought Boston Dynamics.</text:span> Rafael or IAI could have written a check. The Ministry of Defense could have coordinated. It would have been the technology acquisition of the decade.</text:p>
      <text:p text:style-name="P2"><text:span text:style-name="Strong_20_Emphasis">We didn't. America didn't. The opportunity passed.</text:span></text:p>
      <text:p text:style-name="P2"><text:span text:style-name="Strong_20_Emphasis">But the HOS opportunity is still open.</text:span> The OS layer is MORE valuable than the hardware. We can still win this - but only if we act NOW.</text:p>
      <text:h text:style-name="P5" text:outline-level="3">What Success Looks Like (10-Year Vision)</text:h>
      <text:p text:style-name="P2"><text:span text:style-name="Strong_20_Emphasis">2026:</text:span> RoboChef deployed in 10 Israeli restaurants, profitable unit economics proven</text:p>
      <text:p text:style-name="P2"><text:span text:style-name="Strong_20_Emphasis">2027:</text:span> Series A raised, HOS development begins, IDF evaluates humanoid prototypes</text:p>
      <text:p text:style-name="P2"><text:span text:style-name="Strong_20_Emphasis">2028:</text:span> HOS alpha version running on Tesla Optimus and Figure 01, military pilots commence</text:p>
      <text:p text:style-name="P2"><text:span text:style-name="Strong_20_Emphasis">2030:</text:span> HOS becomes NATO standard for military humanoids, 1,000+ deployed units</text:p>
      <text:p text:style-name="P2"><text:span text:style-name="Strong_20_Emphasis">2032:</text:span> Consumer launch (elderly care, household service), HOS running on 50,000+ units globally</text:p>
      <text:p text:style-name="P2"><text:span text:style-name="Strong_20_Emphasis">2035:</text:span> HOS is the global standard, Israeli company valued at $50-100B, thousands of Israeli jobs created</text:p>
      <text:p text:style-name="P2"><text:span text:style-name="Strong_20_Emphasis">This is the trajectory.</text:span> But it requires Israel to act decisively, now.</text:p>
      <text:p text:style-name="P3"><text:soft-page-break/></text:p>
      <text:h text:style-name="P4" text:outline-level="2">The Ask: Partner With Me</text:h>
      <text:p text:style-name="P2">I'm seeking <text:span text:style-name="Strong_20_Emphasis">$8M in seed funding</text:span> from Israeli venture capital to build RoboChef and prove the foundation for HOS.</text:p>
      <text:p text:style-name="P2"><text:span text:style-name="Strong_20_Emphasis">What you're investing in:</text:span></text:p>
      <text:list text:style-name="L35">
        <text:list-item>
          <text:p text:style-name="P73"><text:span text:style-name="Strong_20_Emphasis">Proven executor</text:span> (AIMn: 200 trades, 403% P&amp;L, 99% win rate) </text:p>
        </text:list-item>
        <text:list-item>
          <text:p text:style-name="P73"><text:span text:style-name="Strong_20_Emphasis">Patent-protected innovation</text:span> (encrypted ingredient authorization) </text:p>
        </text:list-item>
        <text:list-item>
          <text:p text:style-name="P73"><text:span text:style-name="Strong_20_Emphasis">AI-native development</text:span> (10x faster than traditional methods) </text:p>
        </text:list-item>
        <text:list-item>
          <text:p text:style-name="P73"><text:span text:style-name="Strong_20_Emphasis">Platform vision</text:span> (RoboChef → HOS → trillion-dollar ecosystem) </text:p>
        </text:list-item>
        <text:list-item>
          <text:p text:style-name="P73"><text:span text:style-name="Strong_20_Emphasis">Israeli strategic advantage</text:span> (IDF talent, government support, national security need) </text:p>
        </text:list-item>
        <text:list-item>
          <text:p text:style-name="P74"><text:span text:style-name="Strong_20_Emphasis">18-month path to Series A</text:span> (concrete milestones, clear value inflection) </text:p>
        </text:list-item>
      </text:list>
      <text:p text:style-name="P2"><text:span text:style-name="Strong_20_Emphasis">What I'm bringing:</text:span></text:p>
      <text:list text:style-name="L36">
        <text:list-item>
          <text:p text:style-name="P75">Decades of pattern recognition (PC → Internet → Mobile → Robotics) </text:p>
        </text:list-item>
        <text:list-item>
          <text:p text:style-name="P75">AI-native development methodology (proven with AIMn) </text:p>
        </text:list-item>
        <text:list-item>
          <text:p text:style-name="P75">Strategic vision (platform play, not just product) </text:p>
        </text:list-item>
        <text:list-item>
          <text:p text:style-name="P75">Execution discipline (I ship products, not just ideas) </text:p>
        </text:list-item>
        <text:list-item>
          <text:p text:style-name="P75">Team strategy (IDF officers, HR expertise, mission-driven culture) </text:p>
        </text:list-item>
        <text:list-item>
          <text:p text:style-name="P76">Personal commitment (this is my legacy project) </text:p>
        </text:list-item>
      </text:list>
      <text:p text:style-name="P2"><text:span text:style-name="Strong_20_Emphasis">What I need from you:</text:span></text:p>
      <text:list text:style-name="L37">
        <text:list-item>
          <text:p text:style-name="P77">$8M seed capital (18-month runway to proof) </text:p>
        </text:list-item>
        <text:list-item>
          <text:p text:style-name="P77">Strategic connections (IDF, Ministry of Defense, restaurant groups) </text:p>
        </text:list-item>
        <text:list-item>
          <text:p text:style-name="P77">Board guidance (experienced operators who've scaled companies) </text:p>
        </text:list-item>
        <text:list-item>
          <text:p text:style-name="P78">Network access (talent recruitment, Series A introductions) </text:p>
        </text:list-item>
      </text:list>
      <text:p text:style-name="P3"/>
      <text:h text:style-name="P4" text:outline-level="2">Next Steps</text:h>
      <text:p text:style-name="P2"><text:span text:style-name="Strong_20_Emphasis">If this resonates with you, let's talk.</text:span></text:p>
      <text:p text:style-name="P2">I'm prepared to discuss:</text:p>
      <text:list text:style-name="L38">
        <text:list-item>
          <text:p text:style-name="P79"><text:span text:style-name="Strong_20_Emphasis">Deep dive on AIMn</text:span> (live demo, code walkthrough, trading strategy) </text:p>
        </text:list-item>
        <text:list-item>
          <text:p text:style-name="P79"><text:span text:style-name="Strong_20_Emphasis">RoboChef patent details</text:span> (full provisional application, IP strategy) </text:p>
        </text:list-item>
        <text:list-item>
          <text:p text:style-name="P79"><text:span text:style-name="Strong_20_Emphasis">HOS technical architecture</text:span> (45-page strategic document available) </text:p>
        </text:list-item>
        <text:list-item>
          <text:p text:style-name="P79"><text:span text:style-name="Strong_20_Emphasis">Team recruitment plan</text:span> (IDF officer targets, key hires) </text:p>
        </text:list-item>
        <text:list-item>
          <text:p text:style-name="P79"><text:span text:style-name="Strong_20_Emphasis">Pilot restaurant partnerships</text:span> (potential early customers identified) </text:p>
        </text:list-item>
        <text:list-item>
          <text:p text:style-name="P80"><text:span text:style-name="Strong_20_Emphasis">Series A strategy</text:span> (18-month milestones, investor targets) </text:p>
        </text:list-item>
      </text:list>
      <text:p text:style-name="P2"><text:span text:style-name="Strong_20_Emphasis">Calendar:</text:span></text:p>
      <text:p text:style-name="P2">I'm available for meetings in Tel Aviv, Jerusalem, or Haifa over the next 4 weeks. I can present to your partnership, individual partners, or technical advisory board.</text:p>
      <text:p text:style-name="P2"><text:span text:style-name="Strong_20_Emphasis">Contact:</text:span></text:p>
      <text:p text:style-name="P2">[Your contact details to be added]</text:p>
      <text:p text:style-name="P3"/>
      <text:h text:style-name="P4" text:outline-level="2">Closing Thought</text:h>
      <text:p text:style-name="P2">In 2007, when Apple launched the iPhone, Nokia had 40% of the mobile phone market and $150B market cap. They had the best hardware, the best distribution, the most resources.</text:p>
      <text:p text:style-name="P2"><text:span text:style-name="Strong_20_Emphasis">But they missed the platform shift.</text:span></text:p>
      <text:p text:style-name="P2">By 2013, Nokia was worth $7B and sold to Microsoft for parts. Apple and Google, the OS platforms, won everything.</text:p>
      <text:p text:style-name="P2"><text:span text:style-name="Strong_20_Emphasis">Humanoid robotics is at its "2007 iPhone moment" right now.</text:span> The hardware is coming (Tesla, Figure, Chinese manufacturers). The question is: <text:span text:style-name="Strong_20_Emphasis">who will own the OS layer?</text:span></text:p>
      <text:p text:style-name="P2">Will it be China? Will it be a closed, proprietary American system?</text:p>
      <text:p text:style-name="P2">Or will it be <text:span text:style-name="Strong_20_Emphasis">Israel</text:span> - building an open, secure, globally-trusted platform that becomes the standard?</text:p>
      <text:p text:style-name="P2"><text:span text:style-name="Strong_20_Emphasis">This is our choice to make. But we must choose now.</text:span></text:p>
      <text:p text:style-name="P2">I've built the proof (AIMn). I've filed the patent (RoboChef). I've written the vision (HOS).</text:p>
      <text:p text:style-name="P2"><text:span text:style-name="Strong_20_Emphasis">I'm ready to execute. The question is: Is Israel ready to lead?</text:span></text:p>
      <text:p text:style-name="P2">Let's build the future together.</text:p>
      <text:p text:style-name="P3"/>
      <text:p text:style-name="P2"><text:span text:style-name="Strong_20_Emphasis">Meir Niv</text:span><text:line-break/>Founder, RoboChef &amp; HOS Platform<text:line-break/>[Contact details]</text:p>
      <text:p text:style-name="P2"><text:soft-page-break/><text:span text:style-name="Strong_20_Emphasis">Attachments:</text:span></text:p>
      <text:list text:style-name="L39">
        <text:list-item>
          <text:p text:style-name="P81">RoboChef Provisional Patent Application (45 pages) </text:p>
        </text:list-item>
        <text:list-item>
          <text:p text:style-name="P81">HOS Strategic Vision Document (45 pages) </text:p>
        </text:list-item>
        <text:list-item>
          <text:p text:style-name="P81">AIMn System Performance Data (live access available) </text:p>
        </text:list-item>
        <text:list-item>
          <text:p text:style-name="P81">Team Recruitment Strategy (10 pages) </text:p>
        </text:list-item>
        <text:list-item>
          <text:p text:style-name="P82">Financial Model &amp; Milestones (15 pages) </text:p>
        </text:list-item>
      </text:list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0:16:48.395376700</meta:creation-date>
    <dc:date>2025-11-18T10:18:26.155375500</dc:date>
    <meta:editing-duration>PT1M38S</meta:editing-duration>
    <meta:editing-cycles>1</meta:editing-cycles>
    <meta:document-statistic meta:table-count="0" meta:image-count="0" meta:object-count="0" meta:page-count="7" meta:paragraph-count="286" meta:word-count="2551" meta:character-count="17340" meta:non-whitespace-character-count="15081"/>
    <meta:generator>LibreOffice/25.8.2.2$Windows_X86_64 LibreOffice_project/d401f2107ccab8f924a8e2df40f573aab7605b6f</meta:generator>
  </office:meta>
</office:document-meta>
</file>